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0783333333333cm" style:use-optimal-column-width="true"/>
    </style:style>
    <style:style style:name="co2" style:family="table-column">
      <style:table-column-properties fo:break-before="auto" style:column-width="11.4511666666667cm"/>
    </style:style>
    <style:style style:name="co3" style:family="table-column">
      <style:table-column-properties fo:break-before="auto" style:column-width="11.853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55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이미지 생성, 편집</text:p>
          </table:table-cell>
          <table:table-cell office:value-type="string" table:style-name="ce3">
            <text:p>장점</text:p>
          </table:table-cell>
          <table:table-cell office:value-type="string" table:style-name="ce3">
            <text:p>단점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hatGPT</text:p>
            <draw:custom-shape svg:x="0in" svg:y="0in" svg:width="0.33333in" svg:height="0.33333in" draw:z-index="1" draw:id="id0" draw:style-name="a0" draw:name="AutoShape 1">
              <svg:title/>
              <svg:desc>ChatGPT - 나무위키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2" draw:id="id1" draw:style-name="a1" draw:name="AutoShape 2">
              <svg:title/>
              <svg:desc>ChatGPT - 나무위키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">
            <text:p>대화 맥락 반영이 뛰어나며 프롬프트 작성이 매우 쉬움</text:p>
          </table:table-cell>
          <table:table-cell office:value-type="string" table:style-name="ce1">
            <text:p>인체 구조(손가락 등) 왜곡이나 이미지 내 오타가 잦음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mini</text:p>
          </table:table-cell>
          <table:table-cell office:value-type="string" table:style-name="ce1">
            <text:p>구글 생태계와 연동되어 빠르고 사실적인 인물 묘사에 강함</text:p>
          </table:table-cell>
          <table:table-cell office:value-type="string" table:style-name="ce1">
            <text:p>보안 및 윤리 가이드라인이 매우 엄격해 생성 제한이 많음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reefik</text:p>
          </table:table-cell>
          <table:table-cell office:value-type="string" table:style-name="ce1">
            <text:p>방대한 스톡 이미지 자산과 결합하여 실무 디자인에 유용함</text:p>
          </table:table-cell>
          <table:table-cell office:value-type="string" table:style-name="ce1">
            <text:p>독창적인 창작물보다는 기존 소스 편집의 성격이 강함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이데오그램</text:p>
          </table:table-cell>
          <table:table-cell office:value-type="string" table:style-name="ce1">
            <text:p>이미지 속 글자(타이포그래피)를 오타 없이 정확하게 구현함</text:p>
          </table:table-cell>
          <table:table-cell office:value-type="string" table:style-name="ce1">
            <text:p>무료 버전의 생성 횟수가 적고 고해상도는 유료 결제 필수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레오나르도 AI</text:p>
          </table:table-cell>
          <table:table-cell office:value-type="string" table:style-name="ce1">
            <text:p>화풍 제어 및 업스케일링 등 전문가 수준의 세밀한 편집 가능</text:p>
          </table:table-cell>
          <table:table-cell office:value-type="string" table:style-name="ce1">
            <text:p>기능이 많아 초보자가 모든 설정법을 익히기에 복잡함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nspark</text:p>
          </table:table-cell>
          <table:table-cell office:value-type="string" table:style-name="ce1">
            <text:p>여러 AI 모델을 동시 가동해 최적의 결과물을 페이지로 구성함</text:p>
          </table:table-cell>
          <table:table-cell office:value-type="string" table:style-name="ce1">
            <text:p>아직 베타 서비스 단계라 생성 속도나 안정성이 불안정함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irefly</text:p>
          </table:table-cell>
          <table:table-cell office:value-type="string" table:style-name="ce1">
            <text:p>포토샵 연동 및 상업적 저작권 걱정 없는 안전한 학습 데이터</text:p>
          </table:table-cell>
          <table:table-cell office:value-type="string" table:style-name="ce1">
            <text:p>어도비 구독이 필요하며 단순 생성 능력은 경쟁사 대비 평이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나노바나나</text:p>
          </table:table-cell>
          <table:table-cell office:value-type="string" table:style-name="ce1">
            <text:p>4K급 초고화질과 정밀한 개체 묘사 능력이 매우 강력함</text:p>
          </table:table-cell>
          <table:table-cell office:value-type="string" table:style-name="ce1">
            <text:p>특정 플랫폼 전용이며 대화가 길어지면 지시 사항을 망각함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브랜드마크</text:p>
          </table:table-cell>
          <table:table-cell office:value-type="string" table:style-name="ce1">
            <text:p>브랜드 키워드 입력만으로 로고와 명함을 순식간에 제작함</text:p>
          </table:table-cell>
          <table:table-cell office:value-type="string" table:style-name="ce1">
            <text:p>일반적인 풍경이나 인물 생성 등 범용적인 활용은 불가능함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PPT 생성</text:p>
          </table:table-cell>
          <table:table-cell office:value-type="string" table:style-name="ce3">
            <text:p>장점</text:p>
          </table:table-cell>
          <table:table-cell office:value-type="string" table:style-name="ce3">
            <text:p>단점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클로드</text:p>
          </table:table-cell>
          <table:table-cell office:value-type="string" table:style-name="ce1">
            <text:p>방대한 텍스트 데이터 분석 및 논리적인 내용 구성에 최적화</text:p>
          </table:table-cell>
          <table:table-cell office:value-type="string" table:style-name="ce2">
            <text:p>시각적 디자인 기능이 거의 없으며 질문 횟수 제한이 엄격함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pkin</text:p>
          </table:table-cell>
          <table:table-cell office:value-type="string" table:style-name="ce1">
            <text:p>문장을 클릭 한 번으로 전문적인 다이어그램과 인포그래픽으로 즉시 변환함</text:p>
          </table:table-cell>
          <table:table-cell office:value-type="string" table:style-name="ce2">
            <text:p>전체 슬라이드 구성보다는 개별 시각 자료 제작용이며 유료 플랜 의존도가 높음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lo</text:p>
          </table:table-cell>
          <table:table-cell office:value-type="string" table:style-name="ce1">
            <text:p>실시간 웹 검색 기반으로 최신 정보가 포함된 PPT 초안을 수 초 만에 생성함</text:p>
          </table:table-cell>
          <table:table-cell office:value-type="string" table:style-name="ce2">
            <text:p>자체 편집기가 투박하여 정교한 디자인을 위해 Canva 등 외부 툴 연동이 필수임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nva</text:p>
          </table:table-cell>
          <table:table-cell office:value-type="string" table:style-name="ce1">
            <text:p>수만 개의 고퀄리티 템플릿과 쉬운 조작법으로 시각적 완성도가 보장됨</text:p>
          </table:table-cell>
          <table:table-cell office:value-type="string" table:style-name="ce1">
            <text:p>자동 슬라이드 구성 등 AI 본연의 기능이 약하며 PPT 파일 변환 시 레이아웃 오류 발생 가능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user</meta:initial-creator>
    <dc:creator>user</dc:creator>
    <meta:creation-date>2026-02-10T05:51:33Z</meta:creation-date>
    <dc:date>2026-02-10T06:16:53Z</dc:date>
  </office:meta>
</office:document-meta>
</file>